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font-name="Georgia" fo:font-size="12pt" fo:font-weight="bold" officeooo:rsid="00d94d37" officeooo:paragraph-rsid="00d94d37" style:font-weight-asian="bold" style:font-weight-complex="bold"/>
    </style:style>
    <style:style style:name="P2" style:family="paragraph" style:parent-style-name="Standard">
      <style:paragraph-properties fo:text-align="start" style:justify-single-word="false"/>
      <style:text-properties style:font-name="Georgia" fo:font-size="10.5pt" fo:font-style="italic" fo:font-weight="normal" officeooo:rsid="00d740c6" officeooo:paragraph-rsid="00bccf3a" style:font-size-asian="10.5pt" style:font-style-asian="italic" style:font-weight-asian="normal" style:font-size-complex="10.5pt" style:font-style-complex="italic" style:font-weight-complex="normal"/>
    </style:style>
    <style:style style:name="P3" style:family="paragraph" style:parent-style-name="Standard">
      <style:paragraph-properties fo:text-align="start" style:justify-single-word="false"/>
      <style:text-properties fo:font-variant="normal" fo:text-transform="none" style:font-name="Georgia" fo:font-size="11pt" fo:letter-spacing="normal" fo:font-style="italic" fo:font-weight="normal" officeooo:paragraph-rsid="00bccf3a" style:font-size-asian="11pt" style:font-style-asian="italic" style:font-weight-asian="normal" style:font-size-complex="11pt" style:font-style-complex="italic" style:font-weight-complex="normal"/>
    </style:style>
    <style:style style:name="P4" style:family="paragraph" style:parent-style-name="Preformatted_20_Text">
      <style:paragraph-properties fo:text-align="start" style:justify-single-word="false"/>
      <style:text-properties fo:font-variant="normal" fo:text-transform="none" style:font-name="Georgia" fo:font-size="11pt" fo:letter-spacing="normal" fo:font-style="normal" fo:font-weight="normal" officeooo:rsid="00d94d37" officeooo:paragraph-rsid="00e23d06" style:font-size-asian="11pt" style:font-weight-asian="normal" style:font-size-complex="11pt" style:font-weight-complex="normal"/>
    </style:style>
    <style:style style:name="P5" style:family="paragraph" style:parent-style-name="Preformatted_20_Text">
      <style:paragraph-properties fo:text-align="start" style:justify-single-word="false"/>
      <style:text-properties fo:font-variant="normal" fo:text-transform="none" style:font-name="Georgia" fo:font-size="11pt" fo:letter-spacing="normal" fo:font-style="italic" fo:font-weight="normal" officeooo:rsid="00d94d37" officeooo:paragraph-rsid="00d94d37" style:font-size-asian="11pt" style:font-style-asian="italic" style:font-weight-asian="bold" style:font-size-complex="11pt" style:font-style-complex="italic" style:font-weight-complex="bold"/>
    </style:style>
    <style:style style:name="P6" style:family="paragraph" style:parent-style-name="Preformatted_20_Text">
      <style:paragraph-properties fo:text-align="start" style:justify-single-word="false"/>
      <style:text-properties fo:font-variant="normal" fo:text-transform="none" style:font-name="Georgia" fo:font-size="10.5pt" fo:letter-spacing="normal" fo:font-style="italic" fo:font-weight="normal" officeooo:rsid="00d740c6" officeooo:paragraph-rsid="00bccf3a" style:font-size-asian="10.5pt" style:font-style-asian="italic" style:font-weight-asian="normal" style:font-size-complex="10.5pt" style:font-style-complex="italic" style:font-weight-complex="normal"/>
    </style:style>
    <style:style style:name="P7"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Georgia" fo:font-size="11pt" fo:letter-spacing="normal" fo:font-style="normal" fo:font-weight="normal" officeooo:rsid="00e7de8d" officeooo:paragraph-rsid="00e7de8d" style:font-size-asian="11pt" style:font-style-asian="normal" style:font-size-complex="11pt" style:font-style-complex="normal"/>
    </style:style>
    <style:style style:name="P8"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Georgia" fo:font-size="11pt" fo:letter-spacing="normal" fo:font-style="normal" fo:font-weight="normal" officeooo:rsid="00e7de8d" officeooo:paragraph-rsid="00ebfaa2" style:font-size-asian="11pt" style:font-style-asian="normal" style:font-size-complex="11pt" style:font-style-complex="normal"/>
    </style:style>
    <style:style style:name="P9"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Georgia" fo:font-size="11pt" fo:letter-spacing="normal" fo:font-style="normal" fo:font-weight="normal" officeooo:rsid="00f02631" officeooo:paragraph-rsid="00f02631" style:font-size-asian="11pt" style:font-style-asian="normal" style:font-size-complex="11pt" style:font-style-complex="normal"/>
    </style:style>
    <style:style style:name="P10"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Georgia" fo:font-size="11pt" fo:letter-spacing="normal" fo:font-style="normal" fo:font-weight="normal" officeooo:rsid="00f02631" officeooo:paragraph-rsid="00f53da8" style:font-size-asian="11pt" style:font-style-asian="normal" style:font-size-complex="11pt" style:font-style-complex="normal"/>
    </style:style>
    <style:style style:name="P11"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Georgia" fo:font-size="11pt" fo:letter-spacing="normal" fo:font-style="normal" fo:font-weight="normal" officeooo:paragraph-rsid="00e23d06" style:font-size-asian="11pt" style:font-style-asian="italic" style:font-weight-asian="normal" style:font-size-complex="11pt" style:font-style-complex="italic" style:font-weight-complex="normal"/>
    </style:style>
    <style:style style:name="P12"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Georgia" fo:font-size="11pt" fo:letter-spacing="normal" fo:font-style="normal" fo:font-weight="normal" officeooo:rsid="00eacb1e" officeooo:paragraph-rsid="00e23d06" style:font-name-asian="Noto Sans Mono CJK SC" style:font-size-asian="11pt" style:font-style-asian="italic" style:font-weight-asian="normal" style:font-name-complex="Liberation Mono" style:font-size-complex="11pt" style:font-style-complex="italic" style:font-weight-complex="normal"/>
    </style:style>
    <style:style style:name="P13"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Georgia" fo:font-size="11pt" fo:letter-spacing="normal" fo:font-style="italic" fo:font-weight="normal" style:font-size-asian="11pt" style:font-style-asian="italic" style:font-size-complex="11pt" style:font-style-complex="italic"/>
    </style:style>
    <style:style style:name="P14"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Georgia" fo:font-size="11pt" fo:letter-spacing="normal" fo:font-style="italic" fo:font-weight="normal" style:font-size-asian="11pt" style:font-style-asian="italic" style:font-weight-asian="normal" style:font-size-complex="11pt" style:font-style-complex="italic" style:font-weight-complex="normal"/>
    </style:style>
    <style:style style:name="P15"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Georgia" fo:font-size="11pt" fo:letter-spacing="normal" fo:font-style="italic" fo:font-weight="bold" officeooo:rsid="00e0b27a" officeooo:paragraph-rsid="00fc26b8" style:font-size-asian="11pt" style:font-style-asian="italic" style:font-weight-asian="bold" style:font-size-complex="11pt" style:font-style-complex="italic" style:font-weight-complex="bold"/>
    </style:style>
    <style:style style:name="P16"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Georgia" fo:font-size="12pt" fo:letter-spacing="normal" fo:font-style="normal" fo:font-weight="normal" officeooo:paragraph-rsid="00e23d06" style:font-size-asian="12pt" style:font-style-asian="italic" style:font-weight-asian="normal" style:font-size-complex="12pt" style:font-style-complex="italic" style:font-weight-complex="normal"/>
    </style:style>
    <style:style style:name="P17"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Georgia" fo:font-size="10.5pt" fo:letter-spacing="normal" fo:font-style="italic" fo:font-weight="normal" style:font-size-asian="10.5pt" style:font-style-asian="italic" style:font-size-complex="10.5pt" style:font-style-complex="italic"/>
    </style:style>
    <style:style style:name="P18"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Georgia" fo:font-size="10.5pt" fo:letter-spacing="normal" fo:font-style="italic" fo:font-weight="bold" style:font-size-asian="10.5pt" style:font-style-asian="italic" style:font-weight-asian="bold" style:font-size-complex="10.5pt" style:font-style-complex="italic" style:font-weight-complex="bold"/>
    </style:style>
    <style:style style:name="P19"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Georgia" fo:font-size="10.5pt" fo:letter-spacing="normal" fo:font-style="italic" fo:font-weight="bold" officeooo:paragraph-rsid="0126176c" style:font-size-asian="10.5pt" style:font-weight-asian="bold" style:font-size-complex="10.5pt" style:font-weight-complex="bold"/>
    </style:style>
    <style:style style:name="P20"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Georgia" fo:font-size="10.5pt" fo:letter-spacing="normal" fo:font-style="normal" fo:font-weight="normal" officeooo:rsid="00fd05bd" officeooo:paragraph-rsid="0103e897" style:font-size-asian="10.5pt" style:font-style-asian="normal" style:font-size-complex="10.5pt" style:font-style-complex="normal"/>
    </style:style>
    <style:style style:name="P21"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Georgia" fo:font-size="10.5pt" fo:letter-spacing="normal" fo:font-style="normal" fo:font-weight="normal" officeooo:rsid="01075000" officeooo:paragraph-rsid="01075000" style:font-size-asian="10.5pt" style:font-style-asian="normal" style:font-size-complex="10.5pt" style:font-style-complex="normal"/>
    </style:style>
    <style:style style:name="P22"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Georgia" fo:font-size="10.5pt" fo:letter-spacing="normal" fo:font-style="normal" fo:font-weight="normal" officeooo:rsid="0109c684" officeooo:paragraph-rsid="0109c684" style:font-size-asian="10.5pt" style:font-style-asian="normal" style:font-size-complex="10.5pt" style:font-style-complex="normal"/>
    </style:style>
    <style:style style:name="P23"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Georgia" fo:font-size="10.5pt" fo:letter-spacing="normal" fo:font-style="normal" fo:font-weight="normal" officeooo:rsid="0120430a" officeooo:paragraph-rsid="0120430a" style:font-size-asian="10.5pt" style:font-style-asian="normal" style:font-size-complex="10.5pt" style:font-style-complex="normal"/>
    </style:style>
    <style:style style:name="P24"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Georgia" fo:font-size="10.5pt" fo:letter-spacing="normal" fo:font-style="normal" fo:font-weight="normal" officeooo:rsid="0123d8de" officeooo:paragraph-rsid="0123d8de" style:font-size-asian="10.5pt" style:font-style-asian="normal" style:font-size-complex="10.5pt" style:font-style-complex="normal"/>
    </style:style>
    <style:style style:name="P25"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Georgia" fo:font-size="10.5pt" fo:letter-spacing="normal" fo:font-style="normal" fo:font-weight="normal" officeooo:rsid="010fa830" officeooo:paragraph-rsid="010fa830" style:font-size-asian="10.5pt" style:font-style-asian="normal" style:font-size-complex="10.5pt" style:font-style-complex="normal"/>
    </style:style>
    <style:style style:name="P26"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Georgia" fo:font-size="10.5pt" fo:letter-spacing="normal" fo:font-style="normal" fo:font-weight="normal" officeooo:rsid="012b15d8" officeooo:paragraph-rsid="012b15d8" style:font-size-asian="10.5pt" style:font-style-asian="normal" style:font-size-complex="10.5pt" style:font-style-complex="normal"/>
    </style:style>
    <style:style style:name="T1" style:family="text">
      <style:text-properties style:text-position="super 58%"/>
    </style:style>
    <style:style style:name="T2" style:family="text">
      <style:text-properties style:text-position="super 58%" officeooo:rsid="00e47859"/>
    </style:style>
    <style:style style:name="T3" style:family="text">
      <style:text-properties style:text-position="super 58%" officeooo:rsid="010a35eb"/>
    </style:style>
    <style:style style:name="T4" style:family="text">
      <style:text-properties style:font-name-asian="Noto Sans Mono CJK SC" style:font-name-complex="Liberation Mono"/>
    </style:style>
    <style:style style:name="T5" style:family="text">
      <style:text-properties officeooo:rsid="00eacb1e" style:font-name-asian="Noto Sans Mono CJK SC" style:font-name-complex="Liberation Mono"/>
    </style:style>
    <style:style style:name="T6" style:family="text">
      <style:text-properties officeooo:rsid="00ead1df" style:font-name-asian="Noto Sans Mono CJK SC" style:font-name-complex="Liberation Mono"/>
    </style:style>
    <style:style style:name="T7" style:family="text">
      <style:text-properties officeooo:rsid="00f3da69" style:font-name-asian="Noto Sans Mono CJK SC" style:font-name-complex="Liberation Mono"/>
    </style:style>
    <style:style style:name="T8" style:family="text">
      <style:text-properties officeooo:rsid="00f53da8" style:font-name-asian="Noto Sans Mono CJK SC" style:font-name-complex="Liberation Mono"/>
    </style:style>
    <style:style style:name="T9" style:family="text">
      <style:text-properties officeooo:rsid="0100dfaa" style:font-name-asian="Noto Sans Mono CJK SC" style:font-name-complex="Liberation Mono"/>
    </style:style>
    <style:style style:name="T10" style:family="text">
      <style:text-properties officeooo:rsid="010572d4" style:font-name-asian="Noto Sans Mono CJK SC" style:font-name-complex="Liberation Mono"/>
    </style:style>
    <style:style style:name="T11" style:family="text">
      <style:text-properties officeooo:rsid="012cef9b" style:font-name-asian="Noto Sans Mono CJK SC" style:font-name-complex="Liberation Mono"/>
    </style:style>
    <style:style style:name="T12" style:family="text">
      <style:text-properties officeooo:rsid="00df89ba"/>
    </style:style>
    <style:style style:name="T13" style:family="text">
      <style:text-properties officeooo:rsid="00e0b27a"/>
    </style:style>
    <style:style style:name="T14" style:family="text">
      <style:text-properties officeooo:rsid="00d94d37"/>
    </style:style>
    <style:style style:name="T15" style:family="text">
      <style:text-properties officeooo:rsid="00e23d06"/>
    </style:style>
    <style:style style:name="T16" style:family="text">
      <style:text-properties officeooo:rsid="00e47859"/>
    </style:style>
    <style:style style:name="T17" style:family="text">
      <style:text-properties officeooo:rsid="00e57522"/>
    </style:style>
    <style:style style:name="T18" style:family="text">
      <style:text-properties officeooo:rsid="00e66235"/>
    </style:style>
    <style:style style:name="T19" style:family="text">
      <style:text-properties officeooo:rsid="00e7f36e"/>
    </style:style>
    <style:style style:name="T20" style:family="text">
      <style:text-properties officeooo:rsid="00e94a0c"/>
    </style:style>
    <style:style style:name="T21" style:family="text">
      <style:text-properties officeooo:rsid="00eacb1e"/>
    </style:style>
    <style:style style:name="T22" style:family="text">
      <style:text-properties officeooo:rsid="00eb2d68"/>
    </style:style>
    <style:style style:name="T23" style:family="text">
      <style:text-properties officeooo:rsid="00eb87fe"/>
    </style:style>
    <style:style style:name="T24" style:family="text">
      <style:text-properties officeooo:rsid="00ebfaa2"/>
    </style:style>
    <style:style style:name="T25" style:family="text">
      <style:text-properties officeooo:rsid="00ed8f33"/>
    </style:style>
    <style:style style:name="T26" style:family="text">
      <style:text-properties officeooo:rsid="00eed405"/>
    </style:style>
    <style:style style:name="T27" style:family="text">
      <style:text-properties officeooo:rsid="00f1125b"/>
    </style:style>
    <style:style style:name="T28" style:family="text">
      <style:text-properties officeooo:rsid="00f1a9a7"/>
    </style:style>
    <style:style style:name="T29" style:family="text">
      <style:text-properties officeooo:rsid="00f350fe"/>
    </style:style>
    <style:style style:name="T30" style:family="text">
      <style:text-properties officeooo:rsid="00f3b617"/>
    </style:style>
    <style:style style:name="T31" style:family="text">
      <style:text-properties officeooo:rsid="00f3da69"/>
    </style:style>
    <style:style style:name="T32" style:family="text">
      <style:text-properties officeooo:rsid="00f7b6ac"/>
    </style:style>
    <style:style style:name="T33" style:family="text">
      <style:text-properties officeooo:rsid="00fe3472"/>
    </style:style>
    <style:style style:name="T34" style:family="text">
      <style:text-properties officeooo:rsid="010a35eb"/>
    </style:style>
    <style:style style:name="T35" style:family="text">
      <style:text-properties officeooo:rsid="010b893e"/>
    </style:style>
    <style:style style:name="T36" style:family="text">
      <style:text-properties officeooo:rsid="010d44d1"/>
    </style:style>
    <style:style style:name="T37" style:family="text">
      <style:text-properties officeooo:rsid="010f4b0a"/>
    </style:style>
    <style:style style:name="T38" style:family="text">
      <style:text-properties officeooo:rsid="010fb5c9"/>
    </style:style>
    <style:style style:name="T39" style:family="text">
      <style:text-properties officeooo:rsid="01107850"/>
    </style:style>
    <style:style style:name="T40" style:family="text">
      <style:text-properties officeooo:rsid="01134b43"/>
    </style:style>
    <style:style style:name="T41" style:family="text">
      <style:text-properties officeooo:rsid="0114964b"/>
    </style:style>
    <style:style style:name="T42" style:family="text">
      <style:text-properties officeooo:rsid="011d8d69"/>
    </style:style>
    <style:style style:name="T43" style:family="text">
      <style:text-properties officeooo:rsid="0121caeb"/>
    </style:style>
    <style:style style:name="T44" style:family="text">
      <style:text-properties officeooo:rsid="0122fd08"/>
    </style:style>
    <style:style style:name="T45" style:family="text">
      <style:text-properties officeooo:rsid="0126176c"/>
    </style:style>
    <style:style style:name="T46" style:family="text">
      <style:text-properties fo:font-style="normal"/>
    </style:style>
    <style:style style:name="T47" style:family="text">
      <style:text-properties officeooo:rsid="01244975" style:font-style-asian="italic" style:font-style-complex="italic"/>
    </style:style>
    <style:style style:name="T48" style:family="text">
      <style:text-properties officeooo:rsid="0124c6ff" style:font-style-asian="italic" style:font-style-complex="italic"/>
    </style:style>
    <style:style style:name="T49" style:family="text">
      <style:text-properties fo:font-weight="normal" officeooo:rsid="0127265c" style:font-style-asian="italic" style:font-weight-asian="normal" style:font-style-complex="italic" style:font-weight-complex="normal"/>
    </style:style>
    <style:style style:name="T50" style:family="text">
      <style:text-properties officeooo:rsid="0131e371"/>
    </style:style>
    <style:style style:name="T51" style:family="text">
      <style:text-properties officeooo:rsid="013233b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imate Chronology</text:p>
      <text:p text:style-name="P1"/>
      <text:p text:style-name="P5">Minimum obliquity:<text:tab/><text:tab/>22.82</text:p>
      <text:p text:style-name="P13">Low obliquity:<text:tab/><text:tab/><text:tab/>23.82</text:p>
      <text:p text:style-name="P13">Average obliquity:<text:tab/><text:tab/>24.82</text:p>
      <text:p text:style-name="P13">High obliquity:<text:tab/><text:tab/><text:tab/>25.82</text:p>
      <text:p text:style-name="P13">Maximum obliquity:<text:tab/><text:tab/>26.82</text:p>
      <text:p text:style-name="P3"/>
      <text:p text:style-name="P14">Year BBT: <text:s/>100000.0 <text:s/>State: <text:s/>Mid Equal Precession, decreasing <text:s text:c="2"/>Low Obliquity, increasing <text:s/>of <text:s/>23.1</text:p>
      <text:p text:style-name="P4">In the centuries pr<text:span text:style-name="T4">o</text:span>ceeding the fall of Sarn, the world sees little precessive effects on the climate. The climate only differs from the above elaborations because of a <text:span text:style-name="T12">slightly lower obliquity, </text:span><text:span text:style-name="T13">though not nearly enough to cool the world into a glacial period. </text:span><text:span text:style-name="T18">Polar ice will have some buildup, and sea levels will drop slightly due to cooler northern summers.</text:span><text:span text:style-name="T13"> The seasons meld together with </text:span><text:span text:style-name="T15">slightly </text:span><text:span text:style-name="T13">less pronouncement, and storms are less frequent and calmer.</text:span></text:p>
      <text:p text:style-name="P4"><text:tab/><text:span text:style-name="T22">Low latitudes:</text:span></text:p>
      <text:p text:style-name="P11"><text:span text:style-name="T14"><text:tab/></text:span><text:span text:style-name="T13">The regions within the tropics </text:span><text:span text:style-name="T15">that, in times of average obliquity, relied on weak monsoons for moisture,</text:span><text:span text:style-name="T13"> are more arid and hot. </text:span><text:span text:style-name="T15">Adasol’s desert extends around its southwestern bay. Tepeheo’s summer rains are lessened, and the southern coastal regions only have enough water to support a lush grassland instead of a small jungle. </text:span><text:span text:style-name="T16">Austera’s western coast, where the monsoons sweep year-round, now only see monsoons to around the 15</text:span><text:span text:style-name="T2">th</text:span><text:span text:style-name="T16"> parallel south, as they are not powerful enough to continue beyond. </text:span><text:span text:style-name="T42">This dries out the fantastic rock formations to the point of being desert grasslands and dispersed savannas.</text:span><text:span text:style-name="T16"> The monsoon winds and currents in western Nomenes are not powerful enough to close the Austera-Nos Mori gyre during the summer, and it slowly circulates throughout the year. </text:span><text:span text:style-name="T17">The weak monsoons that watered northern Huroma are further weakened, making Huroma’</text:span><text:span text:style-name="T50">s center </text:span><text:span text:style-name="T51">and north</text:span><text:span text:style-name="T17"> a complete desert.</text:span></text:p>
      <text:p text:style-name="P11"><text:tab/><text:span text:style-name="T22">High latitudes:</text:span></text:p>
      <text:p text:style-name="P11"><text:tab/><text:span text:style-name="T21">In the northern latitudes, </text:span><text:span text:style-name="T5">the cooler summers and warmer winters would elongate the transitions of spring and fall. Boreal forests might wither in the drier climate, leaving vast reaches of flowery tundra.</text:span></text:p>
      <text:p text:style-name="P12"><text:tab/></text:p>
      <text:p text:style-name="P11"><text:span text:style-name="T5"><text:tab/></text:span><text:span text:style-name="T6">The seasonal ocean circulation around the inside of Perakor’s ring (which at this time is weaker, as Ghelond and Tepeheo were not yet separated by the Usada) would connect to the southern Austera-Nos Mori gyre only briefly, though the weakened monsoon variation would make the equatorial current belt more stable year-round.</text:span></text:p>
      <text:p text:style-name="P16"/>
      <text:p text:style-name="P13">Year BBT: <text:s/>98000.0 <text:s/>State: <text:s/>Mid Equal Precession, increasing <text:s text:c="2"/>Mid Obliquity, increasing <text:s/>of <text:s/>23.8</text:p>
      <text:p text:style-name="P13">Year BBT: <text:s/>96000.0 <text:s/>State: <text:s/>Mid North Precession, increasing <text:s text:c="2"/>Mid Obliquity, increasing <text:s/>of <text:s/>24.6</text:p>
      <text:p text:style-name="P13">Year BBT: <text:s/>94000.0 <text:s/>State: <text:s/>Mid North Precession, increasing <text:s text:c="2"/>Mid Obliquity, increasing <text:s/>of <text:s/>25.4</text:p>
      <text:p text:style-name="P7">Northern precession reaches a <text:span text:style-name="T23">mild </text:span>peak, and obliquity has been slowly increasing, though it is not quite in the regime of its high extreme. The northern precession amplifies the effects in the northern hemisphere and soothes them in the south.</text:p>
      <text:p text:style-name="P7"><text:tab/><text:span text:style-name="T23">Low latitudes:</text:span></text:p>
      <text:p text:style-name="P7"><text:tab/>Over the last 6,000 years, the winds and monsoons have gotten stronger, though mostly in the north. Passing over the average obliquity in its increase, those lush grasslands of southern Tepeheo have transformed into an ever-expanding jungle between the 15<text:span text:style-name="T1">th</text:span> and 20<text:span text:style-name="T1">th</text:span> northern latitudes. The dry season of this jungle sees previously flooded regions more accessible, but other creeks and small rivers dried up and water levels drop to their lowest point. <text:span text:style-name="T19">The borders of the jungle recede and expand, breathing, with the onset of the rainy season.</text:span></text:p>
      <text:p text:style-name="P7"><text:tab/><text:span text:style-name="T20">Adasol’s typically weak western monsoons have strengthened </text:span><text:span text:style-name="T21">as the land warms more in the summers </text:span><text:span text:style-name="T20">and transformed the thin band of coastal vegetation into an expansive region of seasonal shrubland and jungle coasts.</text:span></text:p>
      <text:p text:style-name="P8"><text:tab/><text:span text:style-name="T23">The southern hemisphere’s climate has been slightly slower to catch up. </text:span><text:span text:style-name="T24">The seasons there are slightly milder, but the colder northern hemisphere winters still drive stronger winds in southern hemisphere summers, making the monsoons in the southern hemisphere similar to those in the north.</text:span></text:p>
      <text:p text:style-name="P8"><text:soft-page-break/><text:tab/><text:span text:style-name="T24">High Latitudes:</text:span></text:p>
      <text:p text:style-name="P8"><text:span text:style-name="T24">The northern hemisphere’s higher latitudes are heavily affected by the precession and obliquity. </text:span><text:span text:style-name="T25">The boreal forests that were culled in the dry climates in the previous millennia surge as more rainfall and winter storms are brought by the polar and westerly winds. The northern polar cap retains much of its ice due to the cold land underneath it, unable to be warmed by circulating currents from the equator. Much of the ocean ice from around the pole, however, melts and causes coastal regions to flood around the globe. </text:span><text:span text:style-name="T26">Regions previously dry, notably the northern parts of inland Luazil where rain was dried by the ice and coasts, benefit from an inundation of rain and snow as the ice melts and the winds blow rain to the north central mountains. The regions around Luazil’s central sea find this change as well, with forests growing farther inland than before.</text:span></text:p>
      <text:p text:style-name="P8"><text:tab/><text:span text:style-name="T26">The southern high latitudes are, on average during this period, cooler than the north’s. The ocean ice over the south pole does not melt as much due to the cooler summers, causing an albedo feedback loop that keeps the high latitudes cool. The seasons are more mild and dry, and the northern hemisphere’s boreal forest explosion is only just beginning to be echoed in the south. The deserts of Nomenes and Austera, while warmer than previous millennia, are still cooler and dryer than those of southern Luazil, Adasol, and Tepeheo.</text:span></text:p>
      <text:p text:style-name="P13"/>
      <text:p text:style-name="P13">Year BBT: <text:s/>92000.0 <text:s/>State: <text:s/>Mid North Precession, decreasing <text:s text:c="2"/>High Obliquity, increasing <text:s/>of <text:s/>26.1</text:p>
      <text:p text:style-name="P13">Year BBT: <text:s/>90000.0 <text:s/>State: <text:s/>Weak North Precession, decreasing <text:s text:c="2"/>High Obliquity, increasing <text:s/>of <text:s/>26.6</text:p>
      <text:p text:style-name="P13">Year BBT: <text:s/>88000.0 <text:s/>State: <text:s/>Weak Equal Precession, decreasing <text:s text:c="2"/>High Obliquity, increasing <text:s/>of <text:s/>26.9</text:p>
      <text:p text:style-name="P13">Year BBT: <text:s/>86000.0 <text:s/>State: <text:s/>Weak Equal Precession, decreasing <text:s text:c="2"/>High Obliquity, increasing <text:s/>of <text:s/>27.0</text:p>
      <text:p text:style-name="P9">Obliquity peaks, but precession no longer favors either hemisphere.</text:p>
      <text:p text:style-name="P9">The last eight millennia have seen significant shifts in the southern hemisphere as its climate races to catch the northern half of the planet.</text:p>
      <text:p text:style-name="P9"><text:tab/>Low Latitudes:</text:p>
      <text:p text:style-name="P9"><text:tab/>Harsh, icy winters have brought with them increasingly powerful winter storms and summer monsoons. The jungle of Tepeheo’s southern region has expanded to the horse latitudes, gracing almost the entire subcontinent with powerful rains and lush vegetation. The vegetation that thrives in this forest, however, is adapted to retain as much water as possible, as the yearly dry season is vicious, causing mass evaporation of creeks and ponds and ushering in an unbearable humidity that raises temperatures to their hottest in the year. The rains become trapped in the mountain lakes and valleys, though, which brings new rivers to water the jungle basin during this season. <text:span text:style-name="T28">Beyond these rivers, Southern Tepeheo receives almost no winter rainfall.</text:span></text:p>
      <text:p text:style-name="P9"><text:tab/>The desert of Adasol is almost disappeared in the southern half of the continent. Hot jungle surrounds the bay, and shrubland reminiscent of Earth’s Sahel region extends throughout the rain shadow of the mountains, greened by the extensive summer monsoons. <text:span text:style-name="T27">Hurricanes and monsoons hitting the south side of the mountains feed rivers that flow north across this savanna region, carrying with them lush oases.</text:span> These shrublands die and crumble with the dry season and flourish with the summer rains, causing rapid fluctuations. With each season, new withered plant matter adds to the soil, <text:span text:style-name="T27">creating a nutrient-rich region.</text:span></text:p>
      <text:p text:style-name="P9"><text:tab/><text:span text:style-name="T27">The low latitudes of the southern hemisphere have undergone rapid and violent climate change. The last two and a half thousand years have seen an incredible increase in monsoon winds driven not only by northern winters but by the sharp increase in the temperature of the southern hemisphere. These monsoons wash over northern Austera, turning what was previously arid deserts beyond the </text:span><text:span text:style-name="T29">jungle</text:span><text:span text:style-name="T27"> coast</text:span><text:span text:style-name="T29">s</text:span><text:span text:style-name="T27"> to bustling and fertile regions of plant and animal life. Vegetation stretches for hundreds of miles inland, with a long rainy season and a short dry season. </text:span><text:span text:style-name="T29">The rain forests previously constrained to the latitudes nearest to the equator now stretch far inland, dense regions of hot and humid climate.</text:span></text:p>
      <text:p text:style-name="P9"><text:tab/><text:span text:style-name="T32">Rain forest has also come to dominate northeastern Nomenes.</text:span></text:p>
      <text:p text:style-name="P9"><text:tab/><text:span text:style-name="T30">High Latitudes:</text:span></text:p>
      <text:p text:style-name="P9"><text:tab/><text:span text:style-name="T30">The northern hemisphere’s high latitudes have slowly and gradually grown warmer and more intense. Luazil’s wide central mountains are covered in boreal forests which transition to snowy tundras near the pole. The western coast of Luazil’s central sea is equally vibrant, with new rivers from the northern and southern mountains. The central sea is stormy and dangerous, bringing rain far into </text:span><text:soft-page-break/><text:span text:style-name="T30">Luazil’s western inland region. </text:span><text:span text:style-name="T31">This change similarly affects much of the landmasses in the northern hemisphere. Amarth’s forests thrive as westerlies bring much precipitation from the south and polar easterlies blow moisture from the melting pole to Amarth’s north.</text:span></text:p>
      <text:p text:style-name="P10"><text:tab/><text:span text:style-name="T31">The transformation in the southern hemisphere has been swift. In only the last few millennia, the cool south pole has drastically warmed, causing a melting of vast swathes of ocean ice. This raises global sea levels by multiple meters, bringing massive coastal flooding throughout the globe. The swift warming and melting from the warmer summers is met by far colder winters, which blow new precipitation through southern Austera, spreading forests </text:span><text:span text:style-name="T7">in the southwest lake region and along the southern coastline.</text:span></text:p>
      <text:p text:style-name="P10"><text:span text:style-name="T7"><text:tab/></text:span><text:span text:style-name="T8">Towards Nomenes, Huroma is given significant seasonal variation from monsoons, much like Adasol and Tepeheo, and has permanent coastal jungles during this time. Inland Nomenes is blocked from many of the changing wind patterns, though its southern regions receive a significant boost in rainfall and see an expansion in their vegetation. The central desert of Nomenes becomes even hotter in response to the warming planet, and the cooler savannas dry and crack to more desert-like regions.</text:span></text:p>
      <text:p text:style-name="P17"/>
      <text:p text:style-name="P6">Year BBT: <text:s/>84000.0 <text:s/>State: <text:s/>Weak South Precession, decreasing <text:s text:c="2"/>High Obliquity, decreasing <text:s/>of <text:s/>26.8</text:p>
      <text:p text:style-name="P17">Year BBT: <text:s/>82000.0 <text:s/>State: <text:s/>Weak South Precession, decreasing <text:s text:c="2"/>High Obliquity, decreasing <text:s/>of <text:s/>26.3</text:p>
      <text:p text:style-name="P17">Year BBT: <text:s/>80000.0 <text:s/>State: <text:s/>Weak South Precession, decreasing <text:s text:c="2"/>High Obliquity, decreasing <text:s/>of <text:s/>25.7</text:p>
      <text:p text:style-name="P17"/>
      <text:p text:style-name="P19"><text:span text:style-name="T47">Year BBT: </text:span><text:span text:style-name="T46">79948</text:span><text:span text:style-name="T47"> – </text:span><text:span text:style-name="T48">a VEI-8 volcanic eruption in the islands between Rhunendor and Halcinaline.</text:span></text:p>
      <text:p text:style-name="P19"><text:span text:style-name="T48"><text:tab/></text:span><text:span text:style-name="T49">This eruption occurred at a time of decreasing obliquity, with slowly weakening storms and slowly lowering temperatures. This eruption was massive—throwing the world into a decade-long volcanic winter and a millennia long cool period.</text:span></text:p>
      <text:p text:style-name="P17"/>
      <text:p text:style-name="P17">Year BBT: <text:s/>78000.0 <text:s/>State: <text:s/>Weak South Precession, increasing <text:s text:c="2"/>Mid Obliquity, decreasing <text:s/>of <text:s/>24.9</text:p>
      <text:p text:style-name="P17">Year BBT: <text:s/>76000.0 <text:s/>State: <text:s/>Weak Equal Precession, increasing <text:s text:c="2"/>Mid Obliquity, decreasing <text:s/>of <text:s/>24.0</text:p>
      <text:p text:style-name="P17">Year BBT: <text:s/>74000.0 <text:s/>State: <text:s/>Weak Equal Precession, increasing <text:s text:c="2"/>Mid Obliquity, decreasing <text:s/>of <text:s/>23.2</text:p>
      <text:p text:style-name="P20">The last 10,000 years have seen a slow decline in the planet’s obliquity, evenly shifting the climate across the world. The monsoons and storms weakened, <text:span text:style-name="T33">and continental regions dried out and </text:span><text:span text:style-name="T9">heated up. </text:span><text:span text:style-name="T10">This is a time of calm and mild weather as the world descends into an age of cooling.</text:span></text:p>
      <text:p text:style-name="P17"/>
      <text:p text:style-name="P15">Year BBT: 73000.0 USADA BEGINS</text:p>
      <text:p text:style-name="P17">Year BBT: <text:s/>72000.0 <text:s/>State: <text:s/>Weak Equal Precession, increasing <text:s text:c="2"/>Low Obliquity, decreasing <text:s/>of <text:s/>22.6</text:p>
      <text:p text:style-name="P21">With the disastrous onset of the Usada and the shattering of Perakor, a massive amount of dust was thrown into the atmosphere and circulated by the powerful winds brought on by Hera’roba. This threw the world into an early glacial period. Over the last one thousand years, the poles quickly froze over and ice sheets began to expand from both the north and south.</text:p>
      <text:p text:style-name="P17"/>
      <text:p text:style-name="P17">Year BBT: <text:s/>70000.0 <text:s/>State: <text:s/>Weak North Precession, increasing <text:s text:c="2"/>Low Obliquity, decreasing <text:s/>of <text:s/>22.1</text:p>
      <text:p text:style-name="P17">Year BBT: <text:s/>68000.0 <text:s/>State: <text:s/>Weak North Precession, increasing <text:s text:c="2"/>Low Obliquity, decreasing <text:s/>of <text:s/>21.8</text:p>
      <text:p text:style-name="P17">Year BBT: <text:s/>66000.0 <text:s/>State: <text:s/>Mid North Precession, decreasing <text:s text:c="2"/>Low Obliquity, decreasing <text:s/>of <text:s/>21.8</text:p>
      <text:p text:style-name="P17">Year BBT: <text:s/>64000.0 <text:s/>State: <text:s/>Mid North Precession, decreasing <text:s text:c="2"/>Low Obliquity, increasing <text:s/>of <text:s/>22.1</text:p>
      <text:p text:style-name="P17">Year BBT: <text:s/>62000.0 <text:s/>State: <text:s/>Mid Equal Precession, decreasing <text:s text:c="2"/>Low Obliquity, increasing <text:s/>of <text:s/>22.5</text:p>
      <text:p text:style-name="P22">This is the deepest millennia of the Usada. Sea levels have dropped over 100 meters, revealing significant portions of continental shelves around the world. <text:span text:style-name="T34">Ice sheets have expanded down to around the 40</text:span><text:span text:style-name="T3">th</text:span><text:span text:style-name="T34"> latitudes, cooling the world with their albedo feedback. Those portions of the world not engulfed in ice are dry and cool; even the perpetual rain forests of the equatorial belt have receded to their lowest point in the last fifty thousand years. </text:span><text:span text:style-name="T35">Grasslands, savannas, and </text:span><text:span text:style-name="T37">large arid </text:span><text:span text:style-name="T35">deserts reign in the tropical latitudes, </text:span><text:span text:style-name="T36">and the parallels quickly transition to frosty tundras and rare boreal forests.</text:span></text:p>
      <text:p text:style-name="P17"/>
      <text:p text:style-name="P17">Year BBT: <text:s/>60000.0 <text:s/>State: <text:s/>Mid Equal Precession, decreasing <text:s text:c="2"/>Mid Obliquity, increasing <text:s/>of <text:s/>23.1</text:p>
      <text:p text:style-name="P17">Year BBT: <text:s/>58000.0 <text:s/>State: <text:s/>Mid South Precession, decreasing <text:s text:c="2"/>Mid Obliquity, increasing <text:s/>of <text:s/>23.8</text:p>
      <text:p text:style-name="P17">Year BBT: <text:s/>56000.0 <text:s/>State: <text:s/>Mid South Precession, decreasing <text:s text:c="2"/>Mid Obliquity, increasing <text:s/>of <text:s/>24.6</text:p>
      <text:p text:style-name="P15">Year BBT: 55000.0 USADA ENDS</text:p>
      <text:p text:style-name="P17">Year BBT: <text:s/>54000.0 <text:s/>State: <text:s/>Mid South Precession, decreasing <text:s text:c="2"/>Mid Obliquity, increasing <text:s/>of <text:s/>25.3</text:p>
      <text:p text:style-name="P25"><text:soft-page-break/>The last two thousand years have seen the swift end of the Usada glacial period. Ice shelves crashed into the oceans and retreated slowly from the continents, remaining longer in the higher latitudes. <text:span text:style-name="T38">The glaciers revealed new lakes, increasing the water available for distribution by the growing winds. </text:span><text:span text:style-name="T39">Higher obliquity and the removal of Usada fire storms </text:span><text:span text:style-name="T40">threw the world from glacial and dry to warm, tumultuous, and stormy. Deserts and savannas began to give way to monsoon shrublands </text:span><text:span text:style-name="T41">and growing jungles. Boreal forests replace the flowery calm fields of the north, and continental shelves are massively flooded by glacial tsunamis.</text:span></text:p>
      <text:p text:style-name="P25"/>
      <text:p text:style-name="P26">Tropical and continental climates <text:span text:style-name="T11">were expanding, </text:span></text:p>
      <text:p text:style-name="P17"/>
      <text:p text:style-name="P17">Year BBT: <text:s/>52000.0 <text:s/>State: <text:s/>Mid South Precession, increasing <text:s text:c="2"/>High Obliquity, increasing <text:s/>of <text:s/>25.9</text:p>
      <text:p text:style-name="P17">Year BBT: <text:s/>50000.0 <text:s/>State: <text:s/>Mid Equal Precession, increasing <text:s text:c="2"/>High Obliquity, increasing <text:s/>of <text:s/>26.3</text:p>
      <text:p text:style-name="P17">Year BBT: <text:s/>48000.0 <text:s/>State: <text:s/>Mid Equal Precession, increasing <text:s text:c="2"/>High Obliquity, increasing <text:s/>of <text:s/>26.6</text:p>
      <text:p text:style-name="P23">The world reaches its peak obliquity 7,000 years after the end of the Usada. The massive melting of ice sheets has finished by this point, leaving sea levels <text:span text:style-name="T43">at their highest point in almost 20,000 years, washing over the coastlines and lowlands. </text:span><text:span text:style-name="T44">Monsoon regions are expansive and equatorial rain forests are thick and deep.</text:span></text:p>
      <text:p text:style-name="P23"/>
      <text:p text:style-name="P24">High latitude forests and taigas cover vast regions of continents.</text:p>
      <text:p text:style-name="P17"/>
      <text:p text:style-name="P17">Year BBT: <text:s/>46000.0 <text:s/>State: <text:s/>Mid North Precession, increasing <text:s text:c="2"/>High Obliquity, increasing <text:s/>of <text:s/>26.6</text:p>
      <text:p text:style-name="P17">Year BBT: <text:s/>44000.0 <text:s/>State: <text:s/>Mid North Precession, increasing <text:s text:c="2"/>High Obliquity, decreasing <text:s/>of <text:s/>26.4</text:p>
      <text:p text:style-name="P17">Year BBT: <text:s/>42000.0 <text:s/>State: <text:s/>Mid North Precession, increasing <text:s text:c="2"/>High Obliquity, decreasing <text:s/>of <text:s/>26.0</text:p>
      <text:p text:style-name="P17">Year BBT: <text:s/>40000.0 <text:s/>State: <text:s/>Mid North Precession, decreasing <text:s text:c="2"/>Mid Obliquity, decreasing <text:s/>of <text:s/>25.5</text:p>
      <text:p text:style-name="P17">Year BBT: <text:s/>38000.0 <text:s/>State: <text:s/>Strong North Precession, decreasing <text:s text:c="2"/>Mid Obliquity, decreasing <text:s/>of <text:s/>24.8</text:p>
      <text:p text:style-name="P17">Year BBT: <text:s/>36000.0 <text:s/>State: <text:s/>Strong Equal Precession, decreasing <text:s text:c="2"/>Mid Obliquity, decreasing <text:s/>of <text:s/>24.1</text:p>
      <text:p text:style-name="P17">Year BBT: <text:s/>34000.0 <text:s/>State: <text:s/>Strong Equal Precession, decreasing <text:s text:c="2"/>Mid Obliquity, decreasing <text:s/>of <text:s/>23.3</text:p>
      <text:p text:style-name="P17">Year BBT: <text:s/>32000.0 <text:s/>State: <text:s/>Strong South Precession, decreasing <text:s text:c="2"/>Low Obliquity, decreasing <text:s/>of <text:s/>22.7</text:p>
      <text:p text:style-name="P17">Year BBT: <text:s/>30000.0 <text:s/>State: <text:s/>Strong South Precession, decreasing <text:s text:c="2"/>Low Obliquity, decreasing <text:s/>of <text:s/>22.1</text:p>
      <text:p text:style-name="P17"/>
      <text:p text:style-name="P18"><text:span text:style-name="T45">Year BBT: </text:span>29655 – <text:span text:style-name="T45">a VEI-8 volcanic eruption in the northern reaches of Nomenes’ western mountains.</text:span></text:p>
      <text:p text:style-name="P17"/>
      <text:p text:style-name="P17"/>
      <text:p text:style-name="P17">Year BBT: <text:s/>28000.0 <text:s/>State: <text:s/>Strong South Precession, increasing <text:s text:c="2"/>Low Obliquity, decreasing <text:s/>of <text:s/>21.8</text:p>
      <text:p text:style-name="P17">Year BBT: <text:s/>26000.0 <text:s/>State: <text:s/>Strong South Precession, increasing <text:s text:c="2"/>Low Obliquity, decreasing <text:s/>of <text:s/>21.7</text:p>
      <text:p text:style-name="P17">Year BBT: <text:s/>24000.0 <text:s/>State: <text:s/>Strong Equal Precession, increasing <text:s text:c="2"/>Low Obliquity, increasing <text:s/>of <text:s/>21.9</text:p>
      <text:p text:style-name="P17">Year BBT: <text:s/>22000.0 <text:s/>State: <text:s/>Strong Equal Precession, increasing <text:s text:c="2"/>Low Obliquity, increasing <text:s/>of <text:s/>22.3</text:p>
      <text:p text:style-name="P17">Year BBT: <text:s/>20000.0 <text:s/>State: <text:s/>Strong North Precession, increasing <text:s text:c="2"/>Low Obliquity, increasing <text:s/>of <text:s/>23.0</text:p>
      <text:p text:style-name="P17">Year BBT: <text:s/>18000.0 <text:s/>State: <text:s/>Strong North Precession, increasing <text:s text:c="2"/>Mid Obliquity, increasing <text:s/>of <text:s/>23.8</text:p>
      <text:p text:style-name="P17">Year BBT: <text:s/>16000.0 <text:s/>State: <text:s/>Mid North Precession, increasing <text:s text:c="2"/>Mid Obliquity, increasing <text:s/>of <text:s/>24.6</text:p>
      <text:p text:style-name="P17">Year BBT: <text:s/>14000.0 <text:s/>State: <text:s/>Mid North Precession, decreasing <text:s text:c="2"/>Mid Obliquity, increasing <text:s/>of <text:s/>25.4</text:p>
      <text:p text:style-name="P17">Year BBT: <text:s/>12000.0 <text:s/>State: <text:s/>Mid Equal Precession, decreasing <text:s text:c="2"/>High Obliquity, increasing <text:s/>of <text:s/>26.1</text:p>
      <text:p text:style-name="P17">Year BBT: <text:s/>10000.0 <text:s/>State: <text:s/>Mid Equal Precession, decreasing <text:s text:c="2"/>High Obliquity, increasing <text:s/>of <text:s/>26.7</text:p>
      <text:p text:style-name="P17">Year BBT: <text:s/>8000.0 <text:s/>State: <text:s/>Mid Equal Precession, decreasing <text:s text:c="2"/>High Obliquity, increasing <text:s/>of <text:s/>26.9</text:p>
      <text:p text:style-name="P17">Year BBT: <text:s/>6000.0 <text:s/>State: <text:s/>Mid South Precession, decreasing <text:s text:c="2"/>High Obliquity, increasing <text:s/>of <text:s/>27.0</text:p>
      <text:p text:style-name="P17">Year BBT: <text:s/>4000.0 <text:s/>State: <text:s/>Mid South Precession, decreasing <text:s text:c="2"/>High Obliquity, decreasing <text:s/>of <text:s/>26.7</text:p>
      <text:p text:style-name="P17">Year BBT: <text:s/>2000.0 <text:s/>State: <text:s/>Mid South Precession, increasing <text:s text:c="2"/>High Obliquity, decreasing <text:s/>of <text:s/>26.3</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7T13:08:46.512084782</meta:creation-date>
    <dc:date>2021-05-21T10:06:23.702563575</dc:date>
    <meta:editing-duration>P2DT4H22M17S</meta:editing-duration>
    <meta:editing-cycles>183</meta:editing-cycles>
    <meta:generator>LibreOffice/6.4.7.2$Linux_X86_64 LibreOffice_project/40$Build-2</meta:generator>
    <meta:document-statistic meta:table-count="0" meta:image-count="0" meta:object-count="0" meta:page-count="4" meta:paragraph-count="94" meta:word-count="2505" meta:character-count="16606" meta:non-whitespace-character-count="13813"/>
  </office:meta>
</office:document-meta>
</file>